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4.316cm" fo:break-before="auto" style:use-optimal-row-height="true"/>
    </style:style>
    <style:style style:name="ro30" style:family="table-row">
      <style:table-row-properties style:row-height="5.027cm" fo:break-before="auto" style:use-optimal-row-height="true"/>
    </style:style>
    <style:style style:name="ro31" style:family="table-row">
      <style:table-row-properties style:row-height="4.396cm" fo:break-before="auto" style:use-optimal-row-height="true"/>
    </style:style>
    <style:style style:name="ro32" style:family="table-row">
      <style:table-row-properties style:row-height="5.235cm" fo:break-before="auto" style:use-optimal-row-height="true"/>
    </style:style>
    <style:style style:name="ro33" style:family="table-row">
      <style:table-row-properties style:row-height="4.68cm" fo:break-before="auto" style:use-optimal-row-height="true"/>
    </style:style>
    <style:style style:name="ro3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15T10:31:56.81">
            <text:p>0815 <text:s/>103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15T10:31:56.81">
            <text:p>0815 <text:s/>1031</text:p>
          </table:table-cell>
          <table:table-cell table:style-name="ce8" table:formula="of:=NOW()" office:value-type="date" office:date-value="2022-08-15T10:31:56.81">
            <text:p>0815 <text:s/>103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15T10:31:56.81">
            <text:p>0815 <text:s/>103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15T10:31:56.81">
            <text:p>0815 <text:s/>1031</text:p>
          </table:table-cell>
          <table:table-cell table:style-name="ce8" table:formula="of:=NOW()" office:value-type="date" office:date-value="2022-08-15T10:31:56.81">
            <text:p>0815 <text:s/>103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8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date" office:date-value="2022-08-11T10:29:05.11">
            <text:p>0811</text:p>
          </table:table-cell>
          <table:table-cell table:style-name="ce10"/>
          <table:table-cell table:style-name="ce19" office:value-type="string" table:number-columns-spanned="3" table:number-rows-spanned="1">
            <text:p>（１）8/10。立秋（8/7）、４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ミケ。来る。（１）初めから、壁の上。突出の、北側。昨日、一昨日と、来ない。その前日は、仕事が遅くなり、公園到着も、９時半を過ぎたか。帰宅途中、公演を通る。フェンスの内側より、ミケの鳴き声。近寄り、姿は見えずとも、声をかけ、去る。（２）その、９時半過ぎに、行ったとき。向かいの駐車場敷地より、ミケの声。だったか。舌を鳴らし、来るように促す。出てこない。しばしの後、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 office:value-type="date" office:date-value="2022-08-12T10:29:28.69">
            <text:p>0812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初めから、壁の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公園</text:p>
          </table:table-cell>
          <table:table-cell table:style-name="ce19" office:value-type="string" table:number-columns-spanned="3" table:number-rows-spanned="1">
            <text:p>人がいる。家族連れ、３組ぐらい。の、一団。南へ抜ける小道。の、入口。の、北側から見て、１番目のベンチ。の、周りに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1。立秋（8/7）、5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date" office:date-value="2022-08-13T09:23:05.55">
            <text:p>081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（１）西の角。にも、いない（２）向かいのマンション。から、猫の鳴き声、１筋、２筋。ずっとではなく。（３）マンションの、駐車場からか、と当て推量。（４）果たして、大きくもない音量で、猫の鳴き声。２筋、３筋。入口の脇の車。の前に、しゃがむ。頭を下げて、車の下に視線を当てる。猫の影は、なし。鳴き声は、ポツ、ポツ、と、立ち上が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2。立秋（8/7）、6日目。次候、第1日目。（２）晴れまも、あったか。夕刻、公園へ行く時、降雨。傘をさす。まず、買い物。キャン・ドゥ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date" office:date-value="2022-08-14T10:32:38.89">
            <text:p>08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（１）到着時、正面のフェンスの内側、ミケおらず。（２）舌を打ち鳴らす。右手より、現れる。右の奥ではなく、すぐ近くから、現れる。鳴き始める。（２）フェンス越しではなく、道路側から、差し入れようという念頭（中国語）が浮かぶ。歩道へ出る。フェンスの下から、ペーストを差し入れる。（３）固形の袋を取り出そうと、手提げの中をまさぐる。ミケが、鳴き声を出し始める。固形の袋に手を入れる。掴む。フェンスの中へ手を差し入れ。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3。立秋（8/7）、7日目。次候、第2日目。（２）公園へ行く時。降雨あり。傘を差す。（３）宅出（読み：たくしゅつ。にわか造語）時、イヤホンを嵌める。図書館の正面に至る頃。音量が足りない。よく聞こえない。雨の音、繁し。図書館前の、南へ延びる道路。図書館から見て、右手。２階建ての住宅建物。の、駐車場。に、身体を寄せる。再生するファイルを、選びなお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8-15T10:19:15.25">
            <text:p>081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（１）フェンスの外。突出の北側。（２）ペーストの後、固形の袋を取り出そうとする。ミケの鳴き声。何かを急かす時の声色（こわいろ）。何か思うところが頭によぎる。歩道よりの位置へ移る。ミケも、こちらの動きに従って、移動してくる。（３）マッサージ。しっぽの付け根。（４）[もっとやってくれ]の意味か、ミケが、一度マッサージの場所を離れて、また戻ってくるときに、私の手を、額で、軽く、下から突き上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4。立秋（8/7）、8日目。次候、第3日目。（２）餌遣りのときの公園。花火の一団。子供連れ。１０組はいたか。（３）耳にした発話。父親の人か、男の声。子供に向けた言葉か、[驚いちゃダメだよ]。＜１＞たまげた。[驚ろく]という、人間の反応は、瞬きする際に働いているのと同じ神経系統による。と、私は信じる。その、[驚き]反応を、するな。と、言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15T10:31:57.24">
            <text:p>2022/8/15 10:31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4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2022/08/15</text:date>, <text:time>10:3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15T10:31:56.41</dc:date>
    <dc:creator>iwabuchi ken</dc:creator>
    <meta:editing-duration>P19DT2H21M27S</meta:editing-duration>
    <meta:editing-cycles>2628</meta:editing-cycles>
    <meta:generator>OpenOffice/4.1.3$Win32 OpenOffice.org_project/413m1$Build-9783</meta:generator>
    <meta:document-statistic meta:table-count="2" meta:cell-count="949" meta:object-count="0"/>
  </office:meta>
</office:document-meta>
</file>